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 practico numero 2</text:p>
      <text:p text:style-name="Standard"/>
      <text:p text:style-name="Standard">gestion de una biblioteca </text:p>
      <text:p text:style-name="Standard">una biblioteca necesita implementar un sistema para gestionar sus libros prestamos y usuarios el sistema debe permitir registrar libros prestamos y usuarios asi como tambien realizar consultas y actualizaciones debes realizar lo siguiente diseña una estrructura de datos para almecenar los datos de los libros(titulo,autor,genero,estado) minmo 50 libros de ingeneria en sistemas </text:p>
      <text:p text:style-name="Standard">2 diseñar una estructura de datos para almacenar la informacion de los prestamos,usuario,libro,fecha de prestamo, y fecha de devolucion minimo 10 usuarios </text:p>
      <text:p text:style-name="Standard"/>
      <text:p text:style-name="Standard">3 diseñar una estructura de datos para almacenar la informacion de los usuarios (nombre,direccion,telefono)</text:p>
      <text:p text:style-name="Standard">4implemetnar operaciones para:</text:p>
      <text:p text:style-name="Standard">+registrar un nuevo libro </text:p>
      <text:p text:style-name="Standard">+registrar un nuevo prestamo</text:p>
      <text:p text:style-name="Standard">+registrar un nuevo usuario</text:p>
      <text:p text:style-name="Standard">+consultar la disponibilidad de un libro</text:p>
      <text:p text:style-name="Standard">+consultar los prestamos de un libro</text:p>
      <text:p text:style-name="Standard">+actualizar el estado de un libro </text:p>
      <text:p text:style-name="Standard">+considerar la eficencia del uso de la memoria y la velocidad de acceso en los da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 rodriguez</meta:initial-creator>
    <meta:creation-date>2024-08-01T09:41:33</meta:creation-date>
    <meta:document-statistic meta:table-count="0" meta:image-count="0" meta:object-count="0" meta:page-count="1" meta:paragraph-count="13" meta:word-count="145" meta:character-count="994"/>
    <dc:date>2024-08-01T09:56:37</dc:date>
    <dc:creator>angel rodriguez</dc:creator>
    <meta:editing-duration>PT15M6S</meta:editing-duration>
    <meta:editing-cycles>1</meta:editing-cycles>
    <meta:generator>OpenOffice/4.1.15$Unix OpenOffice.org_project/4115m2$Build-9813</meta:generator>
  </office:meta>
</office:document-meta>
</file>